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b631" officeooo:paragraph-rsid="0012b631"/>
    </style:style>
    <style:style style:name="P2" style:family="paragraph" style:parent-style-name="Standard">
      <style:text-properties fo:font-size="18pt" fo:font-style="italic" style:text-underline-style="none" fo:font-weight="bold" officeooo:rsid="0012b631" officeooo:paragraph-rsid="0014b137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style="italic" officeooo:rsid="0012b631" officeooo:paragraph-rsid="0012b631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style="italic" officeooo:rsid="00145c02" officeooo:paragraph-rsid="00145c02" style:font-size-asian="14pt" style:font-style-asian="italic" style:font-size-complex="14pt" style:font-style-complex="italic"/>
    </style:style>
    <style:style style:name="T1" style:family="text">
      <style:text-properties officeooo:rsid="00145c02"/>
    </style:style>
    <style:style style:name="T2" style:family="text">
      <style:text-properties officeooo:rsid="0017e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</text:p>
      <text:p text:style-name="P2"><text:s text:c="22"/>Javascript Turn Based Board Game</text:p>
      <text:p text:style-name="P2"/>
      <text:p text:style-name="P2"/>
      <text:p text:style-name="P1"/>
      <text:p text:style-name="P3">This game is made with using Html5 Css Bootstap3 Jquery and Javascript.</text:p>
      <text:p text:style-name="P3"/>
      <text:p text:style-name="P3">Start button Starts the game which show<text:span text:style-name="T2">s</text:span> Two players left and right side with</text:p>
      <text:p text:style-name="P3"><text:s/>current weapon health and damage status.</text:p>
      <text:p text:style-name="P3"/>
      <text:p text:style-name="P3">1) When player steps over cactus it reduces score.</text:p>
      <text:p text:style-name="P3"/>
      <text:p text:style-name="P3">2)When player steps over shield and life is less than 90 it adds 10 point to life.</text:p>
      <text:p text:style-name="P3"/>
      <text:p text:style-name="P3">3) <text:span text:style-name="T1">W</text:span>hen player steps over weapon it replace it with other weapon.</text:p>
      <text:p text:style-name="P3"/>
      <text:p text:style-name="P3">4) <text:span text:style-name="T1">W</text:span>hen players face each other battle starts</text:p>
      <text:p text:style-name="P3"/>
      <text:p text:style-name="P3">5) <text:span text:style-name="T1">There are two buttons in battle field attack and defend. Attack will reduce other player life points equivalent to weapon damage.</text:span></text:p>
      <text:p text:style-name="P4"/>
      <text:p text:style-name="P4">6) If player is in defending mode it will half the total damage of weapon</text:p>
      <text:p text:style-name="P4"/>
      <text:p text:style-name="P4"><text:s/>7)Any player who reaches the 0 life earlier will loose the game.</text:p>
      <text:p text:style-name="P4"/>
      <text:p text:style-name="P4">8)After battle fight game overs restart button appears to start the game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2:49:57.863563613</meta:creation-date>
    <meta:generator>LibreOffice/6.0.7.3$Linux_X86_64 LibreOffice_project/00m0$Build-3</meta:generator>
    <dc:date>2019-10-30T23:15:14.130862009</dc:date>
    <meta:editing-duration>PT3M6S</meta:editing-duration>
    <meta:editing-cycles>3</meta:editing-cycles>
    <meta:document-statistic meta:table-count="0" meta:image-count="0" meta:object-count="0" meta:page-count="1" meta:paragraph-count="13" meta:word-count="145" meta:character-count="856" meta:non-whitespace-character-count="677"/>
  </office:meta>
</office:document-meta>
</file>